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rsid="0e31e111" officeooo:paragraph-rsid="0ed1b954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6" style:family="paragraph" style:parent-style-name="Footnote">
      <style:text-properties style:font-name="Liberation Sans"/>
    </style:style>
    <style:style style:name="P27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9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30" style:family="paragraph" style:parent-style-name="Footnote">
      <style:text-properties style:font-name="Liberation Sans" officeooo:rsid="043ccc66" officeooo:paragraph-rsid="0e849f1d"/>
    </style:style>
    <style:style style:name="P31" style:family="paragraph" style:parent-style-name="Footnote">
      <style:text-properties style:font-name="Liberation Sans" officeooo:paragraph-rsid="04473353"/>
    </style:style>
    <style:style style:name="P32" style:family="paragraph" style:parent-style-name="Footnote">
      <style:text-properties style:font-name="Liberation Sans" officeooo:paragraph-rsid="0dd1646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61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4" style:family="paragraph" style:parent-style-name="Standard">
      <style:text-properties officeooo:paragraph-rsid="0c8b5238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ca56a5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text-properties officeooo:paragraph-rsid="0bad8f69"/>
    </style:style>
    <style:style style:name="P69" style:family="paragraph" style:parent-style-name="Standard">
      <style:text-properties officeooo:paragraph-rsid="0a0f7b62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text-properties officeooo:paragraph-rsid="0cc50ec9"/>
    </style:style>
    <style:style style:name="P72" style:family="paragraph" style:parent-style-name="Standard">
      <style:text-properties officeooo:paragraph-rsid="0cc5fe5b"/>
    </style:style>
    <style:style style:name="P73" style:family="paragraph" style:parent-style-name="Standard">
      <style:text-properties officeooo:paragraph-rsid="0ce3fa52"/>
    </style:style>
    <style:style style:name="P74" style:family="paragraph" style:parent-style-name="Standard">
      <style:text-properties officeooo:paragraph-rsid="0d09f881"/>
    </style:style>
    <style:style style:name="P75" style:family="paragraph" style:parent-style-name="Standard">
      <style:text-properties officeooo:paragraph-rsid="0d1ec96e"/>
    </style:style>
    <style:style style:name="P76" style:family="paragraph" style:parent-style-name="Standard">
      <style:text-properties officeooo:paragraph-rsid="0d4fb2fa"/>
    </style:style>
    <style:style style:name="P77" style:family="paragraph" style:parent-style-name="Standard">
      <style:text-properties officeooo:paragraph-rsid="0d5d07c4"/>
    </style:style>
    <style:style style:name="P78" style:family="paragraph" style:parent-style-name="Standard">
      <style:text-properties officeooo:paragraph-rsid="0d53d678"/>
    </style:style>
    <style:style style:name="P79" style:family="paragraph" style:parent-style-name="Standard">
      <style:text-properties officeooo:paragraph-rsid="0d8c21b9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e414b5"/>
    </style:style>
    <style:style style:name="P83" style:family="paragraph" style:parent-style-name="Standard">
      <style:text-properties officeooo:paragraph-rsid="0dedec60"/>
    </style:style>
    <style:style style:name="P84" style:family="paragraph" style:parent-style-name="Standard">
      <style:text-properties officeooo:paragraph-rsid="0e03342d"/>
    </style:style>
    <style:style style:name="P85" style:family="paragraph" style:parent-style-name="Standard">
      <style:text-properties officeooo:paragraph-rsid="0e0463fc"/>
    </style:style>
    <style:style style:name="P86" style:family="paragraph" style:parent-style-name="Standard">
      <style:text-properties officeooo:paragraph-rsid="0e051aee"/>
    </style:style>
    <style:style style:name="P87" style:family="paragraph" style:parent-style-name="Standard">
      <style:text-properties officeooo:paragraph-rsid="0e0bda5c"/>
    </style:style>
    <style:style style:name="P88" style:family="paragraph" style:parent-style-name="Standard">
      <style:text-properties officeooo:paragraph-rsid="0e2a40f4"/>
    </style:style>
    <style:style style:name="P89" style:family="paragraph" style:parent-style-name="Standard">
      <style:text-properties officeooo:paragraph-rsid="0e2f7716"/>
    </style:style>
    <style:style style:name="P90" style:family="paragraph" style:parent-style-name="Standard">
      <style:text-properties officeooo:paragraph-rsid="0e38fc62"/>
    </style:style>
    <style:style style:name="P91" style:family="paragraph" style:parent-style-name="Standard">
      <style:text-properties officeooo:paragraph-rsid="0e61c509"/>
    </style:style>
    <style:style style:name="P92" style:family="paragraph" style:parent-style-name="Standard">
      <style:text-properties officeooo:paragraph-rsid="0e66c33c"/>
    </style:style>
    <style:style style:name="P93" style:family="paragraph" style:parent-style-name="Standard">
      <style:text-properties officeooo:paragraph-rsid="0e66fd24"/>
    </style:style>
    <style:style style:name="P94" style:family="paragraph" style:parent-style-name="Standard">
      <style:text-properties officeooo:paragraph-rsid="0e671814"/>
    </style:style>
    <style:style style:name="P95" style:family="paragraph" style:parent-style-name="Standard">
      <style:text-properties officeooo:paragraph-rsid="0e82f1b0"/>
    </style:style>
    <style:style style:name="P96" style:family="paragraph" style:parent-style-name="Standard">
      <style:text-properties officeooo:paragraph-rsid="0e8aa5aa"/>
    </style:style>
    <style:style style:name="P97" style:family="paragraph" style:parent-style-name="Standard">
      <style:text-properties officeooo:rsid="0e8aa5aa" officeooo:paragraph-rsid="0e8aa5aa"/>
    </style:style>
    <style:style style:name="P98" style:family="paragraph" style:parent-style-name="Standard">
      <style:text-properties officeooo:paragraph-rsid="0e9fd222"/>
    </style:style>
    <style:style style:name="P99" style:family="paragraph" style:parent-style-name="Standard">
      <style:text-properties officeooo:paragraph-rsid="0eb9c424"/>
    </style:style>
    <style:style style:name="P100" style:family="paragraph" style:parent-style-name="Footnote">
      <style:text-properties officeooo:paragraph-rsid="0d4c0055"/>
    </style:style>
    <style:style style:name="P101" style:family="paragraph" style:parent-style-name="Footnote">
      <style:text-properties officeooo:rsid="043ccc66" officeooo:paragraph-rsid="0e849f1d"/>
    </style:style>
    <style:style style:name="P102" style:family="paragraph" style:parent-style-name="Footnote">
      <style:text-properties officeooo:rsid="043ccc66" officeooo:paragraph-rsid="0ec8cada"/>
    </style:style>
    <style:style style:name="P103" style:family="paragraph" style:parent-style-name="Footnote">
      <style:text-properties officeooo:paragraph-rsid="0e927a73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rsid="0ec19879" officeooo:paragraph-rsid="0ec19879"/>
    </style:style>
    <style:style style:name="P106" style:family="paragraph" style:parent-style-name="Standard">
      <style:text-properties officeooo:paragraph-rsid="0ec19879"/>
    </style:style>
    <style:style style:name="P10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8" style:family="paragraph" style:parent-style-name="Standard">
      <style:text-properties officeooo:paragraph-rsid="0ec22dd8"/>
    </style:style>
    <style:style style:name="P109" style:family="paragraph" style:parent-style-name="Standard">
      <style:text-properties officeooo:paragraph-rsid="0ecb810d"/>
    </style:style>
    <style:style style:name="P110" style:family="paragraph" style:parent-style-name="Standard">
      <style:text-properties officeooo:paragraph-rsid="0ecd4bf5"/>
    </style:style>
    <style:style style:name="P111" style:family="paragraph" style:parent-style-name="Footnote">
      <style:text-properties officeooo:rsid="0e2b2f17" officeooo:paragraph-rsid="0e2b2f17"/>
    </style:style>
    <style:style style:name="P112" style:family="paragraph" style:parent-style-name="Standard">
      <style:text-properties officeooo:rsid="0e12a1f2" officeooo:paragraph-rsid="0e12a1f2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d10bd3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ed1fae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ed2526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ed5bb4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fo:language="nl" fo:country="NL" fo:font-weight="bold" officeooo:rsid="0ed1faee" fo:background-color="transparent" loext:char-shading-value="0" style:language-asian="nl" style:country-asian="NL" style:font-weight-asian="bold" style:font-name-complex="Bitstream Vera Sans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style:font-size-asian="12pt" style:font-size-complex="12pt"/>
    </style:style>
    <style:style style:name="T33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6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4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45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1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2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53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54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57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58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officeooo:rsid="047da547"/>
    </style:style>
    <style:style style:name="T37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style:font-size-asian="12pt" style:font-size-complex="12pt"/>
    </style:style>
    <style:style style:name="T39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1" style:family="text">
      <style:text-properties officeooo:rsid="04473353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officeooo:rsid="0e319beb" style:font-weight-asian="bold" style:font-weight-complex="bold"/>
    </style:style>
    <style:style style:name="T404" style:family="text">
      <style:text-properties fo:font-weight="bold" officeooo:rsid="0e295d3a" style:font-weight-asian="bold" style:font-weight-complex="bold"/>
    </style:style>
    <style:style style:name="T405" style:family="text">
      <style:text-properties officeooo:rsid="0aace3cd"/>
    </style:style>
    <style:style style:name="T406" style:family="text">
      <style:text-properties fo:font-size="10pt" style:font-size-asian="10pt" style:font-size-complex="10pt"/>
    </style:style>
    <style:style style:name="T407" style:family="text">
      <style:text-properties officeooo:rsid="0394a435"/>
    </style:style>
    <style:style style:name="T408" style:family="text">
      <style:text-properties officeooo:rsid="0b668458"/>
    </style:style>
    <style:style style:name="T409" style:family="text">
      <style:text-properties officeooo:rsid="0c125172"/>
    </style:style>
    <style:style style:name="T4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officeooo:rsid="0cf7e116"/>
    </style:style>
    <style:style style:name="T413" style:family="text">
      <style:text-properties officeooo:rsid="0b952edb"/>
    </style:style>
    <style:style style:name="T414" style:family="text">
      <style:text-properties loext:padding="0.049cm" loext:border="0.31pt solid #000000"/>
    </style:style>
    <style:style style:name="T415" style:family="text">
      <style:text-properties officeooo:rsid="0ec3cb48"/>
    </style:style>
    <style:style style:name="T416" style:family="text">
      <style:text-properties officeooo:rsid="0ec42890"/>
    </style:style>
    <style:style style:name="T417" style:family="text">
      <style:text-properties officeooo:rsid="0ec6fcb2"/>
    </style:style>
    <style:style style:name="T418" style:family="text">
      <style:text-properties officeooo:rsid="0e319beb"/>
    </style:style>
    <style:style style:name="T419" style:family="text">
      <style:text-properties officeooo:rsid="0e2e0824"/>
    </style:style>
    <style:style style:name="T420" style:family="text">
      <style:text-properties officeooo:rsid="0e295d3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30"> </text:span></text:span><text:span text:style-name="Strong_20_Emphasis"><text:span text:style-name="T331">LTS</text:span></text:span><text:span text:style-name="T293"><text:note text:id="ftn1" text:note-class="footnote"><text:note-citation>1</text:note-citation><text:note-body><text:p text:style-name="P32"><text:span text:style-name="T407">Deze versie heeft codenaam </text:span><text:span text:style-name="T358">B</text:span><text:span text:style-name="T359">ullseye</text:span><text:span text:style-name="T408"> </text:span><text:span text:style-name="T409">(</text:span><text:span text:style-name="T359">bullseye</text:span><text:span text:style-name="T409">)</text:span><text:span text:style-name="T408"> </text:span><text:span text:style-name="T360">en is een zogenaamde LTS-versie (</text:span><text:span text:style-name="T361">LTS=</text:span><text:span text:style-name="T360">Long-Term Support, langetermijnondersteuning). <text:s/></text:span><text:span text:style-name="T362">Deze</text:span><text:span text:style-name="T360"> LTS-versie versch</text:span><text:span text:style-name="T362">een </text:span><text:span text:style-name="T363">in </text:span><text:span text:style-name="T364">augustus</text:span><text:span text:style-name="T360"> 20</text:span><text:span text:style-name="T364">2</text:span><text:span text:style-name="T362">1</text:span><text:span text:style-name="T360"> en wordt </text:span><text:span text:style-name="T369">standaard </text:span><text:span text:style-name="T360">vanaf vrijgave </text:span><text:span text:style-name="T363">vijf</text:span><text:span text:style-name="T360"> jaar ondersteund</text:span><text:span text:style-name="T365"> </text:span><text:span text:style-name="T360">(</text:span><text:span text:style-name="T366">updates </text:span><text:span text:style-name="T360">tot </text:span><text:span text:style-name="T364">augustus</text:span><text:span text:style-name="T362"> </text:span><text:span text:style-name="T360">202</text:span><text:span text:style-name="T364">6</text:span><text:span text:style-name="T365">)</text:span><text:span text:style-name="T367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39">Kijk op</text:span><text:span text:style-name="T322"> </text:span><text:a xlink:type="simple" xlink:href="https://karelzimmer.nl/" text:style-name="Internet_20_link" text:visited-style-name="Visited_20_Internet_20_Link"><text:span text:style-name="T9">karelzimmer.nl</text:span></text:a><text:span text:style-name="T322"> </text:span><text:span text:style-name="T370">voor</text:span><text:span text:style-name="T371"> </text:span><text:span text:style-name="T372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41"/>
      <text:p text:style-name="P40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73">(zie toelichting)</text:span><text:span text:style-name="T20">:</text:span></text:p>
      <text:p text:style-name="P35"><text:span text:style-name="Definition"><text:span text:style-name="T375">g</text:span></text:span><text:span text:style-name="Definition"><text:span text:style-name="T374">ebruiker</text:span></text:span><text:span text:style-name="Definition"><text:span text:style-name="T379"><text:tab/><text:tab/></text:span></text:span><text:span text:style-name="Definition"><text:span text:style-name="T398"> <text:tab/><text:tab/></text:span></text:span><text:span text:style-name="T380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80"><text:tab/></text:span><text:span text:style-name="T381">(</text:span><text:span text:style-name="T376">volledige naam, bijv. </text:span><text:span text:style-name="T393">J</text:span><text:span text:style-name="T394">a</text:span><text:span text:style-name="T393">n </text:span><text:span text:style-name="T394">Jansen</text:span><text:span text:style-name="T377">)</text:span></text:p>
      <text:p text:style-name="Standard"><text:span text:style-name="Definition"><text:span text:style-name="T375">g</text:span></text:span><text:span text:style-name="Definition"><text:span text:style-name="T374">ebruikersnaam<text:tab/></text:span></text:span><text:span text:style-name="Definition"><text:span text:style-name="T374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74"><text:tab/></text:span></text:span><text:span text:style-name="T10">(korte naam, bijv. </text:span><text:span text:style-name="T319">j</text:span><text:span text:style-name="T320">a</text:span><text:span text:style-name="T319">n</text:span><text:span text:style-name="T10">)</text:span></text:p>
      <text:p text:style-name="P34"><text:span text:style-name="Definition"><text:span text:style-name="T383">c</text:span></text:span><text:span text:style-name="Definition"><text:span text:style-name="T382">omputernaam<text:tab/><text:tab/></text:span></text:span><text:span text:style-name="Definition"><text:span text:style-name="T380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80"><text:tab/></text:span></text:span><text:span text:style-name="Definition"><text:span text:style-name="T386">(</text:span></text:span><text:span text:style-name="Definition"><text:span text:style-name="T387">naam van de compute</text:span></text:span><text:span text:style-name="Definition"><text:span text:style-name="T388">r, </text:span></text:span><text:span text:style-name="Definition"><text:span text:style-name="T389">bijv. pc01</text:span></text:span><text:span text:style-name="Definition"><text:span text:style-name="T386">)</text:span></text:span></text:p>
      <text:p text:style-name="P34"><text:span text:style-name="Definition"><text:span text:style-name="T375">o</text:span></text:span><text:span text:style-name="Definition"><text:span text:style-name="T374">pstartmenu</text:span></text:span><text:span text:style-name="Definition"><text:span text:style-name="T380"><text:tab/><text:tab/><text:tab/></text:span></text:span><text:span text:style-name="Definition"><text:span text:style-name="T380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80"><text:tab/></text:span></text:span><text:span text:style-name="Definition"><text:span text:style-name="T386">(</text:span></text:span><text:span text:style-name="Definition"><text:span text:style-name="T387">to</text:span></text:span><text:span text:style-name="Definition"><text:span text:style-name="T390">ets voor het opstartmedium</text:span></text:span><text:span text:style-name="Definition"><text:span text:style-name="T391">)</text:span></text:span></text:p>
      <text:p text:style-name="P34"><text:span text:style-name="Definition"><text:span text:style-name="T384">i</text:span></text:span><text:span text:style-name="Definition"><text:span text:style-name="T385">nstellingen</text:span></text:span><text:span text:style-name="T386"><text:tab/> <text:tab/><text:tab/></text:span><text:span text:style-name="T386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86"><text:tab/>(</text:span><text:span text:style-name="T387">toets voor het BIOS/UEFI-scherm</text:span><text:span text:style-name="T386">)</text:span></text:p>
      <text:p text:style-name="P38"><text:span text:style-name="Definition"><text:span text:style-name="T396">g</text:span></text:span><text:span text:style-name="Definition"><text:span text:style-name="T395">ebruiker</text:span></text:span><text:span text:style-name="Definition"><text:span text:style-name="T397">2</text:span></text:span><text:span text:style-name="Definition"><text:span text:style-name="T379"><text:tab/></text:span></text:span><text:span text:style-name="Definition"><text:span text:style-name="T398"> <text:tab/><text:tab/></text:span></text:span><text:span text:style-name="T380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80"><text:tab/></text:span><text:span text:style-name="T381">(</text:span><text:span text:style-name="T376">volledige naam </text:span><text:span text:style-name="T378">evt. 2</text:span><text:span text:style-name="T399">e</text:span><text:span text:style-name="T378"> gebruiker</text:span><text:span text:style-name="T377">)</text:span></text:p>
      <text:p text:style-name="P110"><text:span text:style-name="Definition"><text:span text:style-name="T396">g</text:span></text:span><text:span text:style-name="Definition"><text:span text:style-name="T395">ebruikersnaam</text:span></text:span><text:span text:style-name="Definition"><text:span text:style-name="T397">2</text:span></text:span><text:span text:style-name="Definition"><text:span text:style-name="T374"><text:tab/></text:span></text:span><text:span text:style-name="Definition"><text:span text:style-name="T374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74"><text:tab/></text:span></text:span><text:span text:style-name="T10">(korte naam</text:span><text:span text:style-name="T321"> </text:span><text:span text:style-name="T392">evt. 2</text:span><text:span text:style-name="T400">e</text:span><text:span text:style-name="T392"> gebruiker</text:span><text:span text:style-name="T10">)</text:span></text:p>
      <text:p text:style-name="P38"><text:span text:style-name="T308">Vervang </text:span><text:span text:style-name="Definition"><text:span text:style-name="T12">schuingedrukte</text:span></text:span><text:span text:style-name="T308"> </text:span><text:span text:style-name="T309">woorden </text:span><text:span text:style-name="T308">in deze checklist door </text:span><text:span text:style-name="T309">boven</text:span><text:span text:style-name="T308">staande waarden.</text:span></text:p>
      <text:p text:style-name="P42"/>
      <text:p text:style-name="P36"><text:span text:style-name="Strong_20_Emphasis"><text:span text:style-name="T316"/></text:span></text:p>
      <text:p text:style-name="P37"><text:span text:style-name="T310">Nog niet op Linux?<text:tab/></text:span><text:span text:style-name="T313"><text:tab/></text:span><text:span text:style-name="T314">G</text:span><text:span text:style-name="T307">ebruik </text:span><text:span text:style-name="Strong_20_Emphasis"><text:span text:style-name="T318">Checklist migratie</text:span></text:span><text:span text:style-name="T307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11"> onder </text:span><text:span text:style-name="T317">Linux</text:span><text:span text:style-name="T312">.</text:span></text:p>
      <text:p text:style-name="P25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3"><text:span text:style-name="Strong_20_Emphasis"><text:span text:style-name="T315"/></text:span></text:p>
      <text:list xml:id="list1754617203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8"><text:span text:style-name="Strong_20_Emphasis"><text:span text:style-name="T67"><text:s/></text:span></text:span><text:span text:style-name="Strong_20_Emphasis"><text:span text:style-name="T122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7">Leg Wi<text:span text:style-name="T415">F</text:span>i-<text:span text:style-name="T416">gegevens vast zoals de naam v</text:span><text:span text:style-name="T417">a</text:span><text:span text:style-name="T416">n het netwerk (SSID) en wachtwoord</text:span><text:span text:style-name="Strong_20_Emphasis"><text:span text:style-name="T121"><text:note text:id="ftn2" text:note-class="footnote"><text:note-citation>2</text:note-citation><text:note-body><text:p text:style-name="P102"><text:span text:style-name="User_20_Entry"><text:span text:style-name="T226">I</text:span></text:span><text:span text:style-name="User_20_Entry"><text:span text:style-name="T227">n </text:span></text:span><text:span text:style-name="User_20_Entry"><text:span text:style-name="T253">Bitwarden</text:span></text:span><text:span text:style-name="User_20_Entry"><text:span text:style-name="T227"> met </text:span></text:span><text:span text:style-name="User_20_Entry"><text:span text:style-name="T254">Terminalvenster</text:span></text:span><text:span text:style-name="User_20_Entry"><text:span text:style-name="T225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1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104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4"><text:span text:style-name="Strong_20_Emphasis"><text:span text:style-name="T6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8"><text:note text:id="ftn3" text:note-class="footnote"><text:note-citation>3</text:note-citation><text:note-body><text:p text:style-name="P30"><text:span text:style-name="T264">E</text:span><text:span text:style-name="T265">v</text:span><text:span text:style-name="T266">en</text:span><text:span text:style-name="T268">t</text:span><text:span text:style-name="T269">uele </text:span><text:span text:style-name="T270">extra </text:span><text:span text:style-name="T272">gebruiker</text:span><text:span text:style-name="T270">s aanmelden </text:span><text:span text:style-name="T271">en dezelfde stappen uitvoeren</text:span><text:span text:style-name="T267">.</text:span></text:p></text:note-body></text:note></text:span></text:span><text:span text:style-name="Strong_20_Emphasis"><text:span text:style-name="T68">.</text:span></text:span></text:p>
          </table:table-cell>
        </table:table-row>
        <table:table-row table:style-name="TableLine94418966630896">
          <table:table-cell table:style-name="_31_._5f_Installatie_5f_voorbereiden.A1" office:value-type="string">
            <text:p text:style-name="P64"><text:span text:style-name="Strong_20_Emphasis"><text:span text:style-name="T6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18966631184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Installeer </text:span></text:span><text:span text:style-name="Strong_20_Emphasis"><text:span text:style-name="T69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7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418966631472">
          <table:table-cell table:style-name="_31_._5f_Installatie_5f_voorbereiden.A1" office:value-type="string">
            <text:p text:style-name="P75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81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4"> </text:span></text:span><text:span text:style-name="User_20_Entry"><text:span text:style-name="T273">apt install wget</text:span></text:span></text:p>
            <text:p text:style-name="P81"><text:span text:style-name="User_20_Entry"><text:span text:style-name="T274">wget karelzimmer.nl/</text:span></text:span><text:span text:style-name="User_20_Entry"><text:span text:style-name="T275">kz</text:span></text:span><text:span text:style-name="User_20_Entry"><text:span text:style-name="T274"><text:line-break/>bash </text:span></text:span><text:span text:style-name="User_20_Entry"><text:span text:style-name="T275">kz</text:span></text:span></text:p>
          </table:table-cell>
        </table:table-row>
        <table:table-row table:style-name="TableLine9441896663176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7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41896663204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18966632336">
          <table:table-cell table:style-name="_31_._5f_Installatie_5f_voorberei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6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3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6">.</text:span></text:span></text:p>
          </table:table-cell>
        </table:table-row>
        <table:table-row table:style-name="TableLine94418966632624">
          <table:table-cell table:style-name="_31_._5f_Installatie_5f_voorbereiden.A1" office:value-type="string">
            <text:p text:style-name="P71"><text:span text:style-name="Strong_20_Emphasis"><text:span text:style-name="T67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5"/>
      <text:list xml:id="list111759291510636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18966604416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3"><text:span text:style-name="T334">Start de computer op vanaf </text:span><text:span text:style-name="T335">een </text:span><text:span text:style-name="T335"><text:reference-ref text:reference-format="text" text:ref-name="Distributie">Debian</text:reference-ref></text:span><text:span text:style-name="T335"><text:s/></text:span><text:span text:style-name="Strong_20_Emphasis"><text:span text:style-name="T323"><text:reference-ref text:reference-format="text" text:ref-name="Versie">11</text:reference-ref></text:span></text:span><text:span text:style-name="Strong_20_Emphasis"><text:span text:style-name="T323"><text:s/></text:span></text:span><text:span text:style-name="T336">(</text:span><text:span text:style-name="T337">Live</text:span><text:span text:style-name="T214"><text:note text:id="ftn5" text:note-class="footnote"><text:note-citation>1</text:note-citation><text:note-body><text:p text:style-name="P31"><text:span text:style-name="T401">Vanaf ee</text:span>n Live <text:span text:style-name="T405">USB-stick of </text:span><text:span text:style-name="T368">CD</text:span><text:span text:style-name="T406"> </text:span>kunt <text:span text:style-name="T401">u opstarten en</text:span> met <text:reference-ref text:reference-format="text" text:ref-name="Distributie">Debian</text:reference-ref><text:s/>werken zonder deze te installeren.</text:p></text:note-body></text:note></text:span><text:span text:style-name="T215">)</text:span><text:span text:style-name="T213"> </text:span><text:span text:style-name="T216">GNOME</text:span><text:span text:style-name="T213"> </text:span><text:span text:style-name="T217">USB-stick</text:span><text:span text:style-name="T217"><text:note text:id="ftn6" text:note-class="footnote"><text:note-citation>2</text:note-citation><text:note-body><text:p text:style-name="P103"><text:span text:style-name="T21">D</text:span><text:span text:style-name="Strong_20_Emphasis"><text:span text:style-name="T228">ow</text:span></text:span><text:span text:style-name="Strong_20_Emphasis"><text:span text:style-name="T229">nload </text:span></text:span><text:span text:style-name="Strong_20_Emphasis"><text:span text:style-name="T221">e</text:span></text:span><text:span text:style-name="Strong_20_Emphasis"><text:span text:style-name="T230">e</text:span></text:span><text:span text:style-name="Strong_20_Emphasis"><text:span text:style-name="T231">n</text:span></text:span><text:span text:style-name="Strong_20_Emphasis"><text:span text:style-name="T262"> </text:span></text:span><text:span text:style-name="Strong_20_Emphasis"><text:span text:style-name="T229">Live CD </text:span></text:span><text:span text:style-name="Strong_20_Emphasis"><text:span text:style-name="T232">v</text:span></text:span><text:span text:style-name="Strong_20_Emphasis"><text:span text:style-name="T233">anaf</text:span></text:span><text:span text:style-name="Strong_20_Emphasis"><text:span text:style-name="T234"> </text:span></text:span><text:a xlink:type="simple" xlink:href="https://www.debian.org/CD/live/" text:style-name="Internet_20_link" text:visited-style-name="Visited_20_Internet_20_Link"><text:span text:style-name="Strong_20_Emphasis"><text:span text:style-name="T410">debian.org/cd/live</text:span></text:span></text:a><text:span text:style-name="Strong_20_Emphasis"><text:span text:style-name="T234">, blader naar beneden en klik op </text:span></text:span><text:span text:style-name="Strong_20_Emphasis"><text:span text:style-name="T248">unofficial live images for stable with firmware included</text:span></text:span><text:span text:style-name="Strong_20_Emphasis"><text:span text:style-name="T234">. Klik vervolgens door </text:span></text:span><text:span text:style-name="Strong_20_Emphasis"><text:span text:style-name="T222">naar</text:span></text:span><text:span text:style-name="Strong_20_Emphasis"><text:span text:style-name="T234"> </text:span></text:span><text:span text:style-name="Strong_20_Emphasis"><text:span text:style-name="T248">amd64</text:span></text:span><text:span text:style-name="Strong_20_Emphasis"><text:span text:style-name="T234"> en </text:span></text:span><text:span text:style-name="Strong_20_Emphasis"><text:span text:style-name="T248">iso-hybrid</text:span></text:span><text:span text:style-name="Strong_20_Emphasis"><text:span text:style-name="T234">. </text:span></text:span><text:span text:style-name="Strong_20_Emphasis"><text:span text:style-name="T222">D</text:span></text:span><text:span text:style-name="Strong_20_Emphasis"><text:span text:style-name="T235">aar aangekomen kies </text:span></text:span><text:span text:style-name="T249">debian-live-11</text:span><text:span text:style-name="T250">-</text:span><text:span text:style-name="T249">amd-64-</text:span><text:span text:style-name="T250">gnome</text:span><text:span text:style-name="T251">+non-fre</text:span><text:span text:style-name="T252">e</text:span><text:span text:style-name="T251">.iso</text:span><text:span text:style-name="Strong_20_Emphasis"><text:span text:style-name="T229">, </text:span></text:span><text:span text:style-name="Strong_20_Emphasis"><text:span text:style-name="T228">e</text:span></text:span><text:span text:style-name="Strong_20_Emphasis"><text:span text:style-name="T236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100"><text:span text:style-name="T21"><text:tab/></text:span><text:span text:style-name="Strong_20_Emphasis"><text:span text:style-name="T223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11">etcher.io</text:span></text:span></text:a><text:span text:style-name="Strong_20_Emphasis"><text:span text:style-name="T240">) </text:span></text:span><text:span text:style-name="Strong_20_Emphasis"><text:span text:style-name="T241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2"> is</text:span></text:span><text:span text:style-name="Strong_20_Emphasis"><text:span text:style-name="T240"> </text:span></text:span><text:span text:style-name="Strong_20_Emphasis"><text:span text:style-name="T243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7">.</text:span></text:span></text:p></text:note-body></text:note></text:span><text:span text:style-name="T217"> </text:span><text:span text:style-name="T218">of</text:span><text:span text:style-name="T217"> </text:span><text:span text:style-name="T208">C</text:span><text:span text:style-name="T217">D</text:span><text:span text:style-name="T217"><text:note text:id="ftn7" text:note-class="footnote"><text:note-citation>3</text:note-citation><text:note-body><text:p text:style-name="P26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66"><text:span text:style-name="T219">Opstartmenu/</text:span><text:span text:style-name="T220">boot menu</text:span><text:span text:style-name="T219"> </text:span><text:span text:style-name="T213">via </text:span><text:span text:style-name="Definition"><text:span text:style-name="T5">opstartmenu</text:span></text:span><text:span text:style-name="T213">, </text:span><text:span text:style-name="T219">instellingen/</text:span><text:span text:style-name="T220">setup</text:span><text:span text:style-name="T213"> via </text:span><text:span text:style-name="Definition"><text:span text:style-name="T5">instellingen</text:span></text:span><text:span text:style-name="T213">.</text:span></text:p>
          </table:table-cell>
        </table:table-row>
        <table:table-row table:style-name="TableLine94418966614464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25">K</text:span></text:span><text:span text:style-name="Strong_20_Emphasis"><text:span text:style-name="T126">ies </text:span></text:span><text:span text:style-name="Strong_20_Emphasis"><text:span text:style-name="T127">eerste keuze </text:span></text:span><text:span text:style-name="Strong_20_Emphasis"><text:span text:style-name="T128">en druk op de </text:span></text:span><text:span text:style-name="Strong_20_Emphasis"><text:span text:style-name="T129">Enter</text:span></text:span><text:span text:style-name="Strong_20_Emphasis"><text:span text:style-name="T128">-toets.</text:span></text:span></text:p>
          </table:table-cell>
        </table:table-row>
        <table:table-row table:style-name="TableLine9441896661014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><text:span text:style-name="Strong_20_Emphasis"><text:span text:style-name="T67"><text:s/></text:span></text:span><text:span text:style-name="Strong_20_Emphasis"><text:span text:style-name="T122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5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2"><text:span text:style-name="Strong_20_Emphasis"><text:span text:style-name="T46">Als het scherm </text:span></text:span><text:span text:style-name="Strong_20_Emphasis"><text:span text:style-name="T170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5">klik op </text:span></text:span><text:span text:style-name="Strong_20_Emphasis"><text:span text:style-name="T197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130">O</text:span></text:span><text:span text:style-name="Strong_20_Emphasis"><text:span text:style-name="T136">p het scherm </text:span></text:span><text:span text:style-name="Strong_20_Emphasis"><text:span text:style-name="T176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6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196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7">Sluit het scherm </text:span></text:span><text:span text:style-name="Strong_20_Emphasis"><text:span text:style-name="T199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18966861264">
          <table:table-cell table:style-name="_32_._5f_Installatie_5f_uitvoeren.A1" office:value-type="string">
            <text:p text:style-name="P79"><text:span text:style-name="Strong_20_Emphasis"><text:span text:style-name="T67"><text:s/></text:span></text:span><text:span text:style-name="Strong_20_Emphasis"><text:span text:style-name="T122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48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60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1">Install Debian</text:span></text:span><text:span text:style-name="Strong_20_Emphasis"><text:span text:style-name="T49">.</text:span></text:span></text:p>
          </table:table-cell>
        </table:table-row>
        <table:table-row table:style-name="TableLine94418966861552">
          <table:table-cell table:style-name="_32_._5f_Installatie_5f_uitvoeren.A1" office:value-type="string">
            <text:p text:style-name="P71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8">Bij </text:span></text:span><text:span text:style-name="Strong_20_Emphasis"><text:span text:style-name="T171">Welcome</text:span></text:span><text:span text:style-name="Strong_20_Emphasis"><text:span text:style-name="T48"> kies </text:span></text:span><text:span text:style-name="Strong_20_Emphasis"><text:span text:style-name="T171">Nederlands</text:span></text:span><text:span text:style-name="Strong_20_Emphasis"><text:span text:style-name="T48"> en klik op </text:span></text:span><text:span text:style-name="Strong_20_Emphasis"><text:span text:style-name="T171">Volgende</text:span></text:span><text:span text:style-name="Strong_20_Emphasis"><text:span text:style-name="T48">.</text:span></text:span></text:p>
          </table:table-cell>
        </table:table-row>
        <table:table-row table:style-name="TableLine94418966861840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2">Locatie</text:span> kies bij <text:span text:style-name="T402">Regio</text:span> voor <text:span text:style-name="T402">Europa</text:span> en klik op <text:span text:style-name="T402">Volgende</text:span>.</text:p>
          </table:table-cell>
        </table:table-row>
        <table:table-row table:style-name="TableLine94418966862128">
          <table:table-cell table:style-name="_32_._5f_Installatie_5f_uitvoeren.A1" office:value-type="string">
            <text:p text:style-name="P87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9">Bij <text:span text:style-name="T402">Toetsenbord</text:span> kies <text:span text:style-name="T402">English (US)</text:span> en klik op <text:span text:style-name="T402">Volgende</text:span>.</text:p>
          </table:table-cell>
        </table:table-row>
        <table:table-row table:style-name="TableLine9441896686241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18966862704">
          <table:table-cell table:style-name="_32_._5f_Installatie_5f_uitvoeren.A1" office:value-type="string">
            <text:p text:style-name="P87"><text:span text:style-name="Strong_20_Emphasis"><text:span text:style-name="T67"><text:s/></text:span></text:span><text:span text:style-name="Strong_20_Emphasis"><text:span text:style-name="T122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T6">Bij </text:span><text:span text:style-name="T18">Partities</text:span><text:span text:style-name="T6"> </text:span><text:span text:style-name="T332">selecteer</text:span><text:span text:style-name="T6"> </text:span><text:span text:style-name="T7">de </text:span><text:span text:style-name="T6">gewenste </text:span><text:span text:style-name="T333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72">Volgende</text:span></text:span><text:span text:style-name="Strong_20_Emphasis"><text:span text:style-name="T50">.</text:span></text:span></text:p>
          </table:table-cell>
        </table:table-row>
        <table:table-row table:style-name="TableLine9441896686299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18966863280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131">Bij </text:span></text:span><text:span text:style-name="Strong_20_Emphasis"><text:span text:style-name="T169">Gebruikers</text:span></text:span><text:span text:style-name="Strong_20_Emphasis"><text:span text:style-name="T131"> vul in </text:span></text:span><text:span text:style-name="Strong_20_Emphasis"><text:span text:style-name="T173">Wat is je naam?</text:span></text:span><text:span text:style-name="Strong_20_Emphasis"><text:span text:style-name="T51"> </text:span></text:span><text:span text:style-name="Definition"><text:span text:style-name="T13">gebruiker</text:span></text:span><text:span text:style-name="Strong_20_Emphasis"><text:span text:style-name="T119">,</text:span></text:span><text:span text:style-name="Strong_20_Emphasis"><text:span text:style-name="T52"> </text:span></text:span><text:span text:style-name="Strong_20_Emphasis"><text:span text:style-name="T173">Welke naam wil je gebruiken om in te loggen?</text:span></text:span><text:span text:style-name="Strong_20_Emphasis"><text:span text:style-name="T52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8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3"> </text:span></text:span><text:span text:style-name="Definition"><text:span text:style-name="T13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52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2">.</text:span></text:span></text:p>
          </table:table-cell>
        </table:table-row>
        <table:table-row table:style-name="TableLine9441896686356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18966863856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56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0">Installeer</text:span></text:span><text:span text:style-name="Strong_20_Emphasis"><text:span text:style-name="T42">.</text:span></text:span></text:p>
          </table:table-cell>
        </table:table-row>
        <table:table-row table:style-name="TableLine94418966864144">
          <table:table-cell table:style-name="_32_._5f_Installatie_5f_uitvoeren.A1" office:value-type="string">
            <text:p text:style-name="P89"><text:span text:style-name="Strong_20_Emphasis"><text:span text:style-name="T67"/></text:span></text:p>
          </table:table-cell>
          <table:table-cell table:style-name="_32_._5f_Installatie_5f_uitvoeren.A1" office:value-type="string">
            <text:p text:style-name="P89"><text:span text:style-name="Strong_20_Emphasis"><text:span text:style-name="T56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81">Voltooid</text:span></text:span><text:span text:style-name="Strong_20_Emphasis"><text:span text:style-name="T42">.</text:span></text:span></text:p>
          </table:table-cell>
        </table:table-row>
        <table:table-row table:style-name="TableLine9441896686443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3"/>
          </table:table-cell>
        </table:table-row>
        <table:table-row table:style-name="TableLine94418966864832">
          <table:table-cell table:style-name="_32_._5f_Installatie_5f_uitvoer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(</text:span></text:span><text:span text:style-name="Strong_20_Emphasis"><text:span text:style-name="T141">USB-stick of </text:span></text:span><text:span text:style-name="Strong_20_Emphasis"><text:span text:style-name="T132">C</text:span></text:span><text:span text:style-name="Strong_20_Emphasis"><text:span text:style-name="T141">D</text:span></text:span><text:span text:style-name="Strong_20_Emphasis"><text:span text:style-name="T38"><text:note-ref text:note-class="footnote" text:reference-format="text" text:ref-name="ftn7">3</text:note-ref></text:span></text:span><text:span text:style-name="Strong_20_Emphasis"><text:span text:style-name="T139">) </text:span></text:span><text:span text:style-name="Strong_20_Emphasis"><text:span text:style-name="T142">en</text:span></text:span><text:span text:style-name="Strong_20_Emphasis"><text:span text:style-name="T139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28">de </text:span></text:span><text:span text:style-name="Strong_20_Emphasis"><text:span text:style-name="T129">Enter</text:span></text:span><text:span text:style-name="Strong_20_Emphasis"><text:span text:style-name="T128">-toets</text:span></text:span><text:span text:style-name="Strong_20_Emphasis"><text:span text:style-name="T145">.</text:span></text:span></text:p>
          </table:table-cell>
        </table:table-row>
      </table:table>
      <text:p text:style-name="P65"><text:span text:style-name="Strong_20_Emphasis"><text:span text:style-name="T143"/></text:span></text:p>
      <text:list xml:id="list111759700303106" text:continue-numbering="true" text:style-name="L1">
        <text:list-item>
          <text:p text:style-name="P119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7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18966770832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57">.</text:span></text:span></text:p>
          </table:table-cell>
        </table:table-row>
        <table:table-row table:style-name="TableLine94418967015600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18966980448">
          <table:table-cell table:style-name="_33_._5f_Installatie_5f_afronden.A1" office:value-type="string">
            <text:p text:style-name="P82"><text:span text:style-name="Strong_20_Emphasis"><text:span text:style-name="T67"><text:s/></text:span></text:span><text:span text:style-name="Strong_20_Emphasis"><text:span text:style-name="T122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5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5">.</text:span></text:span></text:p>
          </table:table-cell>
        </table:table-row>
        <table:table-row table:style-name="TableLine944189669546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1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5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5">.</text:span></text:span></text:p>
          </table:table-cell>
        </table:table-row>
        <table:table-row table:style-name="TableLine944189668856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4"><text:span text:style-name="Strong_20_Emphasis"><text:span text:style-name="T47">Sluit het scherm </text:span></text:span><text:span text:style-name="Strong_20_Emphasis"><text:span text:style-name="T207">Aan de slag</text:span></text:span><text:span text:style-name="Strong_20_Emphasis"><text:span text:style-name="T47">.</text:span></text:span></text:p>
          </table:table-cell>
        </table:table-row>
        <table:table-row table:style-name="TableLine944189669130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0"><text:span text:style-name="Strong_20_Emphasis"><text:span text:style-name="T135"/></text:span></text:p>
          </table:table-cell>
        </table:table-row>
        <table:table-row table:style-name="TableLine94418966934560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9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5">Standaard</text:span></text:span><text:span text:style-name="Strong_20_Emphasis"><text:span text:style-name="T66"> of </text:span></text:span><text:span text:style-name="Strong_20_Emphasis"><text:span text:style-name="T175">Beheerder</text:span></text:span><text:span text:style-name="Strong_20_Emphasis"><text:span text:style-name="T60"> </text:span></text:span><text:span text:style-name="Definition"><text:span text:style-name="T25">gebruiker</text:span></text:span><text:span text:style-name="Strong_20_Emphasis"><text:span text:style-name="T146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8" text:note-class="footnote"><text:note-citation>1</text:note-citation><text:note-body><text:p text:style-name="P28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2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3">Gebruikers</text:span></text:span><text:span text:style-name="Strong_20_Emphasis"><text:span text:style-name="T101">.</text:span></text:span></text:p>
          </table:table-cell>
        </table:table-row>
        <table:table-row table:style-name="TableLine944189670635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33">Klik links</text:span></text:span><text:span text:style-name="Strong_20_Emphasis"><text:span text:style-name="T153"> </text:span></text:span><text:span text:style-name="Strong_20_Emphasis"><text:span text:style-name="T102">op </text:span></text:span><text:span text:style-name="Strong_20_Emphasis"><text:span text:style-name="T164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3">.</text:span></text:span></text:p>
          </table:table-cell>
        </table:table-row>
        <table:table-row table:style-name="TableLine944189669355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3">.</text:span></text:span></text:p>
          </table:table-cell>
        </table:table-row>
        <table:table-row table:style-name="TableLine944189669432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18966965456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1">Controleer </text:span></text:span><text:span text:style-name="Strong_20_Emphasis"><text:span text:style-name="T62">of er updates zijn </text:span></text:span><text:span text:style-name="Strong_20_Emphasis"><text:span text:style-name="T63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1">Software</text:span></text:span><text:span text:style-name="Strong_20_Emphasis"><text:span text:style-name="T79">.</text:span></text:span></text:p>
          </table:table-cell>
        </table:table-row>
        <table:table-row table:style-name="TableLine94418966938192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8"><text:span text:style-name="T338">Klik op </text:span><text:span text:style-name="T350">Updates</text:span><text:span text:style-name="T339"> en a</text:span><text:span text:style-name="T340">ls</text:span><text:span text:style-name="T341"> </text:span><text:span text:style-name="T342">er </text:span><text:span text:style-name="T341">updates beschikbaar zijn, k</text:span><text:span text:style-name="T343">lik op </text:span><text:span text:style-name="Strong_20_Emphasis"><text:span text:style-name="T349">Downloaden</text:span></text:span><text:span text:style-name="T343"> </text:span><text:span text:style-name="T344">en vervolgens op </text:span><text:span text:style-name="T351">Herstarten &amp; bijwerken</text:span><text:span text:style-name="T344"> </text:span><text:span text:style-name="T345">en </text:span><text:span text:style-name="T351">Herstarten &amp; </text:span><text:span text:style-name="T352">installeren</text:span><text:span text:style-name="T353">.</text:span></text:p>
          </table:table-cell>
        </table:table-row>
        <table:table-row table:style-name="TableLine944189668791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3"><text:span text:style-name="T346">Daarna weer </text:span><text:span text:style-name="T347">a</text:span><text:span text:style-name="T348">anmelden als </text:span><text:span text:style-name="Definition"><text:span text:style-name="T17">gebruiker</text:span></text:span><text:span text:style-name="T344">.</text:span></text:p>
          </table:table-cell>
        </table:table-row>
        <table:table-row table:style-name="TableLine944189670434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18967062704">
          <table:table-cell table:style-name="_33_._5f_Installatie_5f_afronden.A1" office:value-type="string">
            <text:p text:style-name="P71"><text:span text:style-name="Strong_20_Emphasis"><text:span text:style-name="T67"><text:s/></text:span></text:span><text:span text:style-name="Strong_20_Emphasis"><text:span text:style-name="T122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67">Installeer </text:span></text:span><text:span text:style-name="Strong_20_Emphasis"><text:span text:style-name="T105">pakket kz</text:span></text:span><text:span text:style-name="Strong_20_Emphasis"><text:span text:style-name="T67"> </text:span></text:span><text:span text:style-name="Strong_20_Emphasis"><text:span text:style-name="T70">via 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7">Terminalvenster</text:span></text:span><text:span text:style-name="Strong_20_Emphasis"><text:span text:style-name="T76">. </text:span></text:span></text:p>
          </table:table-cell>
        </table:table-row>
        <table:table-row table:style-name="TableLine94418967060016">
          <table:table-cell table:style-name="_33_._5f_Installatie_5f_afronden.A1" office:value-type="string">
            <text:p text:style-name="P75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80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6">z</text:span></text:span><text:span text:style-name="Strong_20_Emphasis"><text:span text:style-name="T107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3">sudo</text:span></text:span><text:span text:style-name="User_20_Entry"><text:span text:style-name="T34"> </text:span></text:span><text:span text:style-name="User_20_Entry"><text:span text:style-name="T33">apt install wget</text:span></text:span><text:span text:style-name="User_20_Entry"><text:span text:style-name="T34"><text:line-break/>wget karelzimmer.nl/</text:span></text:span><text:span text:style-name="User_20_Entry"><text:span text:style-name="T35">kz</text:span></text:span><text:span text:style-name="User_20_Entry"><text:span text:style-name="T34"><text:line-break/>bash </text:span></text:span><text:span text:style-name="User_20_Entry"><text:span text:style-name="T35">kz</text:span></text:span></text:p>
          </table:table-cell>
        </table:table-row>
        <table:table-row table:style-name="TableLine9441896691643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6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41896693616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18967039568">
          <table:table-cell table:style-name="_33_._5f_Installatie_5f_afronden.A1" office:value-type="string">
            <text:p text:style-name="P72"><text:span text:style-name="Strong_20_Emphasis"><text:span text:style-name="T67"><text:s/></text:span></text:span><text:span text:style-name="Strong_20_Emphasis"><text:span text:style-name="T122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-ref text:note-class="footnote" text:reference-format="text" text:ref-name="ftn8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418967061632">
          <table:table-cell table:style-name="_33_._5f_Installatie_5f_afronden.A1" office:value-type="string">
            <text:p text:style-name="P72"><text:span text:style-name="Strong_20_Emphasis"><text:span text:style-name="T67"/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2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418966830176"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94"/>
          </table:table-cell>
        </table:table-row>
        <table:table-row table:style-name="TableLine94418967036784">
          <table:table-cell table:style-name="_33_._5f_Installatie_5f_afronden.A1" office:value-type="string">
            <text:p text:style-name="P106"><text:span text:style-name="Strong_20_Emphasis"><text:span text:style-name="T67"><text:s/></text:span></text:span><text:span text:style-name="Strong_20_Emphasis"><text:span text:style-name="T122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5">Herstart de computer</text:p>
          </table:table-cell>
        </table:table-row>
        <table:table-row table:style-name="TableLine94418966939040">
          <table:table-cell table:style-name="_33_._5f_Installatie_5f_afronden.A1" office:value-type="string">
            <text:p text:style-name="P106"/>
          </table:table-cell>
          <table:table-cell table:style-name="_33_._5f_Installatie_5f_afronden.A1" office:value-type="string">
            <text:p text:style-name="P105"/>
          </table:table-cell>
        </table:table-row>
        <table:table-row table:style-name="TableLine94418966963888">
          <table:table-cell table:style-name="_33_._5f_Installatie_5f_afronden.A1" office:value-type="string">
            <text:p text:style-name="P112"/>
          </table:table-cell>
          <table:table-cell table:style-name="_33_._5f_Installatie_5f_afronden.A1" office:value-type="string">
            <text:p text:style-name="P112">De installatie kan nagelopen worden met bestand <text:span text:style-name="T402">App</text:span><text:span text:style-name="T403">s</text:span> in map <text:span text:style-name="T402">kz</text:span> in <text:span text:style-name="T402">Documenten</text:span>.</text:p>
          </table:table-cell>
        </table:table-row>
      </table:table>
      <text:p text:style-name="P67"><text:span text:style-name="Strong_20_Emphasis"><text:span text:style-name="T57"><text:tab/></text:span></text:span></text:p>
      <text:p text:style-name="P68"><text:span text:style-name="Strong_20_Emphasis"><text:span text:style-name="T94"/></text:span></text:p>
      <text:p text:style-name="P69"><text:span text:style-name="Strong_20_Emphasis"><text:span text:style-name="T84"/></text:span></text:p>
      <text:list xml:id="list111759545719274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7"/>
      <table:table table:name="Tabel2" table:style-name="Tabel2">
        <table:table-column table:style-name="Tabel2.A"/>
        <table:table-column table:style-name="Tabel2.B"/>
        <table:table-row table:style-name="TableLine94418966942080">
          <table:table-cell table:style-name="Tabel2.A1" office:value-type="string">
            <text:p text:style-name="P90"><text:span text:style-name="Strong_20_Emphasis"><text:span text:style-name="T67"><text:s/></text:span></text:span><text:span text:style-name="Strong_20_Emphasis"><text:span text:style-name="T122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6"><text:span text:style-name="Strong_20_Emphasis"><text:span text:style-name="T57">Aanmelden als </text:span></text:span><text:span text:style-name="Definition"><text:span text:style-name="T13">gebruiker</text:span></text:span><text:span text:style-name="Strong_20_Emphasis"><text:span text:style-name="T68"><text:note text:id="ftn9" text:note-class="footnote"><text:note-citation>1</text:note-citation><text:note-body><text:p text:style-name="P101"><text:span text:style-name="User_20_Entry"><text:span text:style-name="T224">E</text:span></text:span><text:span text:style-name="User_20_Entry"><text:span text:style-name="T255">v</text:span></text:span><text:span text:style-name="User_20_Entry"><text:span text:style-name="T256">en</text:span></text:span><text:span text:style-name="User_20_Entry"><text:span text:style-name="T258">t</text:span></text:span><text:span text:style-name="User_20_Entry"><text:span text:style-name="T259">uele </text:span></text:span><text:span text:style-name="User_20_Entry"><text:span text:style-name="T260">extra </text:span></text:span><text:span text:style-name="User_20_Entry"><text:span text:style-name="T263">gebruiker</text:span></text:span><text:span text:style-name="User_20_Entry"><text:span text:style-name="T260">s aanmelden </text:span></text:span><text:span text:style-name="User_20_Entry"><text:span text:style-name="T261">en dezelfde stappen uitvoeren</text:span></text:span><text:span text:style-name="User_20_Entry"><text:span text:style-name="T257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41896711902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18967119648">
          <table:table-cell table:style-name="Tabel2.A1" office:value-type="string">
            <text:p text:style-name="P95"><text:span text:style-name="Strong_20_Emphasis"><text:span text:style-name="T67"><text:s/></text:span></text:span><text:span text:style-name="Strong_20_Emphasis"><text:span text:style-name="T122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5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6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70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7"><text:note text:id="ftn10" text:note-class="footnote"><text:note-citation>2</text:note-citation><text:note-body><text:p text:style-name="P29"><text:span text:style-name="T302">D</text:span>e <text:span text:style-name="T414">Super</text:span>-toets <text:span text:style-name="T302">is </text:span>de Windows<text:span text:style-name="T412">-</text:span><text:span text:style-name="T413">toets</text:span>, <text:span text:style-name="T412">C</text:span>ommand-<text:span text:style-name="T413">toets</text:span>, of <text:span text:style-name="T412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3">.</text:span></text:span></text:p>
          </table:table-cell>
        </table:table-row>
        <table:table-row table:style-name="TableLine9441896712027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7">v</text:span></text:span><text:span text:style-name="Strong_20_Emphasis"><text:span text:style-name="T84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441896715019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5"/>
          </table:table-cell>
        </table:table-row>
        <table:table-row table:style-name="TableLine94418967150816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13">Wijzig <text:span text:style-name="T418">A</text:span>chtergrond<text:note text:id="ftn11" text:note-class="footnote"><text:note-citation>3</text:note-citation><text:note-body><text:p text:style-name="P111">Via <text:span text:style-name="T419">een druk op </text:span>d<text:span text:style-name="T355">e </text:span><text:span text:style-name="T356">Super</text:span><text:span text:style-name="T355">-toets, </text:span><text:span text:style-name="T354">zoek </text:span><text:span text:style-name="T357">acht</text:span><text:span text:style-name="T354"> en klik achter </text:span><text:span text:style-name="T357">Instellingen</text:span><text:span text:style-name="T354"> op </text:span><text:span text:style-name="T357">Achtergrond</text:span><text:span text:style-name="T355">.</text:span></text:p></text:note-body></text:note>, zie bestand <text:span text:style-name="T403">A</text:span><text:span text:style-name="T402">chtergrond</text:span> in map <text:span text:style-name="T402">kz</text:span> in <text:span text:style-name="T402">Documenten</text:span>.</text:p>
          </table:table-cell>
        </table:table-row>
        <table:table-row table:style-name="TableLine94418967151440">
          <table:table-cell table:style-name="Tabel2.A1" office:value-type="string">
            <text:p text:style-name="P24"><text:span text:style-name="Strong_20_Emphasis"><text:span text:style-name="T120"><text:s/></text:span></text:span><text:span text:style-name="Strong_20_Emphasis"><text:span text:style-name="T124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4">Controleer Favorieten met <text:span text:style-name="T420">bestand </text:span><text:span text:style-name="T403">Favorieten</text:span><text:span text:style-name="T420"> in map </text:span><text:span text:style-name="T404">kz</text:span><text:span text:style-name="T420"> in </text:span><text:span text:style-name="T404">Documenten</text:span><text:span text:style-name="T420">.</text:span></text:p>
          </table:table-cell>
        </table:table-row>
        <table:table-row table:style-name="TableLine94418967152064">
          <table:table-cell table:style-name="Tabel2.A1" office:value-type="string">
            <text:p text:style-name="P22"><text:span text:style-name="Strong_20_Emphasis"><text:span text:style-name="T120"><text:s/></text:span></text:span><text:span text:style-name="Strong_20_Emphasis"><text:span text:style-name="T124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3">Wijzig Gebruikersfoto<text:note text:id="ftn12" text:note-class="footnote"><text:note-citation>4</text:note-citation><text:note-body><text:p text:style-name="P111">Via <text:span text:style-name="T419">een druk op </text:span>d<text:span text:style-name="T355">e </text:span><text:span text:style-name="T356">Super</text:span><text:span text:style-name="T355">-toets, </text:span><text:span text:style-name="T354">zoek </text:span><text:span text:style-name="T357">gebr</text:span><text:span text:style-name="T354"> en klik achter </text:span><text:span text:style-name="T357">Instellingen</text:span><text:span text:style-name="T354"> op </text:span><text:span text:style-name="T357">Gebruikers</text:span><text:span text:style-name="T355">.</text:span></text:p></text:note-body></text:note>, zie bestand <text:span text:style-name="T402">Gebruikersfoto</text:span> in map <text:span text:style-name="T402">kz</text:span> in <text:span text:style-name="T402">Documenten</text:span>.</text:p>
          </table:table-cell>
        </table:table-row>
        <table:table-row table:style-name="TableLine94418967086176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3"/>
          </table:table-cell>
        </table:table-row>
        <table:table-row table:style-name="TableLine94418967086800">
          <table:table-cell table:style-name="Tabel2.A1" office:value-type="string">
            <text:p text:style-name="P20"><text:span text:style-name="Strong_20_Emphasis"><text:span text:style-name="T120"><text:s/></text:span></text:span><text:span text:style-name="Strong_20_Emphasis"><text:span text:style-name="T124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3">Afmelden.</text:p>
          </table:table-cell>
        </table:table-row>
      </table:table>
      <text:p text:style-name="P50"><text:span text:style-name="Strong_20_Emphasis"><text:span text:style-name="T118"/></text:span></text:p>
      <text:p text:style-name="P19"/>
      <text:p text:style-name="P99"><text:span text:style-name="T209">E</text:span><text:span text:style-name="T210">inde c</text:span><text:span text:style-name="T211">hecklist, </text:span><text:span text:style-name="T212">d</text:span><text:span text:style-name="T211">e</text:span><text:span text:style-name="T324"> installatie van </text:span><text:span text:style-name="T324"><text:reference-ref text:reference-format="text" text:ref-name="Distributie">Debian</text:reference-ref></text:span><text:span text:style-name="T324"><text:s/></text:span><text:span text:style-name="Strong_20_Emphasis"><text:span text:style-name="T325">GNU/Linux</text:span></text:span><text:span text:style-name="Strong_20_Emphasis"><text:span text:style-name="T324"> </text:span></text:span><text:span text:style-name="T326"><text:reference-ref text:reference-format="text" text:ref-name="Versie">11</text:reference-ref></text:span><text:span text:style-name="Strong_20_Emphasis"><text:span text:style-name="T328"><text:s/></text:span></text:span><text:span text:style-name="Strong_20_Emphasis"><text:span text:style-name="T329">LTS</text:span></text:span><text:span text:style-name="T327"> </text:span><text:span text:style-name="T324"><text:reference-ref text:reference-format="text" text:ref-name="Editie">desktop</text:reference-ref></text:span><text:span text:style-name="T324"><text:s/>is voltooid.</text:span></text:p>
      <text:p text:style-name="P49"/>
      <text:p text:style-name="P23"><text:span text:style-name="T297">I</text:span><text:span text:style-name="T286">ndien gewenst </text:span><text:span text:style-name="T300">volg</text:span><text:span text:style-name="T286"> </text:span><text:span text:style-name="T306">eenmalig</text:span><text:span text:style-name="T299"> </text:span><text:span text:style-name="T286">de Checklist instellen </text:span><text:span text:style-name="T301">Ubuntu en</text:span><text:span text:style-name="T297"> </text:span><text:span text:style-name="T297"><text:reference-ref text:reference-format="text" text:ref-name="Distributie">Debian</text:reference-ref></text:span><text:span text:style-name="T32"><text:s/></text:span><text:span text:style-name="T297"><text:reference-ref text:reference-format="text" text:ref-name="Editie">desktop</text:reference-ref></text:span><text:span text:style-name="T286">.</text:span></text:p>
      <text:p text:style-name="P48"/>
      <text:p text:style-name="P39"><text:span text:style-name="T134">Geschreven</text:span><text:span text:style-name="T64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4">&gt;</text:span><text:span text:style-name="T6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6T11:17:57.790368511">06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6T11:17:57.621461398</dc:date>
    <meta:keyword>Installatie</meta:keyword>
    <meta:keyword>Checklist</meta:keyword>
    <meta:keyword>Linux</meta:keyword>
    <meta:editing-cycles>6528</meta:editing-cycles>
    <meta:editing-duration>P11DT13H31M47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37" meta:character-count="6310" meta:non-whitespace-character-count="5410"/>
    <meta:user-defined meta:name="Info 1"/>
    <meta:user-defined meta:name="Info 2"/>
    <meta:user-defined meta:name="Info 3"/>
    <meta:user-defined meta:name="Info 4"/>
  </office:meta>
</office:document-meta>
</file>